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ef35f" officeooo:paragraph-rsid="000ef35f"/>
    </style:style>
    <style:style style:name="P2" style:family="paragraph" style:parent-style-name="Heading_20_1">
      <style:text-properties officeooo:rsid="00122483" officeooo:paragraph-rsid="00122483"/>
    </style:style>
    <style:style style:name="P3" style:family="paragraph" style:parent-style-name="Heading_20_2">
      <style:text-properties officeooo:rsid="000e3b7c" officeooo:paragraph-rsid="00122483"/>
    </style:style>
    <style:style style:name="P4" style:family="paragraph" style:parent-style-name="Heading_20_2">
      <style:text-properties officeooo:rsid="00122483" officeooo:paragraph-rsid="00122483"/>
    </style:style>
    <style:style style:name="P5" style:family="paragraph" style:parent-style-name="Heading_20_2">
      <style:text-properties officeooo:paragraph-rsid="000e3b7c"/>
    </style:style>
    <style:style style:name="P6" style:family="paragraph" style:parent-style-name="Heading_20_3">
      <style:text-properties officeooo:rsid="000e3b7c" officeooo:paragraph-rsid="000e3b7c"/>
    </style:style>
    <style:style style:name="P7" style:family="paragraph" style:parent-style-name="Text_20_body">
      <style:text-properties officeooo:rsid="00122483" officeooo:paragraph-rsid="00122483"/>
    </style:style>
    <style:style style:name="P8" style:family="paragraph" style:parent-style-name="Text_20_body">
      <style:text-properties officeooo:paragraph-rsid="00122483"/>
    </style:style>
    <style:style style:name="T1" style:family="text">
      <style:text-properties officeooo:rsid="00120cf7"/>
    </style:style>
    <style:style style:name="T2" style:family="text">
      <style:text-properties officeooo:rsid="00122483"/>
    </style:style>
    <style:style style:name="T3" style:family="text">
      <style:text-properties officeooo:rsid="000e3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Justifications</text:h>
      <text:h text:style-name="P5" text:outline-level="2"><text:span text:style-name="T3">webapp Justifications</text:span></text:h>
      <text:h text:style-name="P6" text:outline-level="3">Open source Justifications</text:h>
      <text:h text:style-name="Heading_20_1" text:outline-level="1">The design</text:h>
      <text:h text:style-name="P4" text:outline-level="2">Database</text:h>
      <text:h text:style-name="P4" text:outline-level="2">Site map</text:h>
      <text:h text:style-name="P3" text:outline-level="2">non admin view</text:h>
      <text:p text:style-name="P7">Wire frames</text:p>
      <text:p text:style-name="P7">description</text:p>
      <text:h text:style-name="Heading_20_2" text:outline-level="2">Admin view</text:h>
      <text:p text:style-name="P8"><text:span text:style-name="T2">Wire frames</text:span></text:p>
      <text:p text:style-name="P7">description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6T15:17:33.112000000</dc:date>
    <meta:editing-duration>PT6M1S</meta:editing-duration>
    <meta:editing-cycles>4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2" meta:word-count="22" meta:character-count="155" meta:non-whitespace-character-count="145"/>
  </office:meta>
</office:document-meta>
</file>